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000000277A0D97612B4472CD9.png" manifest:media-type="image/png"/>
  <manifest:file-entry manifest:full-path="Pictures/100000000000011B00000115EC55DDE07FB7F54D.png" manifest:media-type="image/png"/>
  <manifest:file-entry manifest:full-path="Pictures/100000000000025A000001AEEF87B8C931C977F4.png" manifest:media-type="image/png"/>
  <manifest:file-entry manifest:full-path="Pictures/10000000000002D800000328546EB2C9698C6A0F.png" manifest:media-type="image/png"/>
  <manifest:file-entry manifest:full-path="Pictures/10000000000000E40000018ECA8C70EE8D77F277.png" manifest:media-type="image/png"/>
  <manifest:file-entry manifest:full-path="Pictures/10000000000001B9000001E99D45258AA2DEAA0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Arrow_20_Line" style:list-style-name="L1">
      <style:graphic-properties draw:textarea-vertical-align="middle" draw:line-distance="1.708cm"/>
      <style:paragraph-properties style:writing-mode="lr-tb"/>
    </style:style>
    <style:style style:name="gr3" style:family="graphic" style:parent-style-name="Arrow_20_Line">
      <style:graphic-properties draw:textarea-vertical-align="middle"/>
      <style:paragraph-properties style:writing-mode="lr-tb"/>
    </style:style>
    <style:style style:name="gr4" style:family="graphic" style:parent-style-name="Arrow_20_Line" style:list-style-name="L1">
      <style:graphic-properties draw:textarea-vertical-align="middle" draw:line-distance="1.708cm"/>
      <style:paragraph-properties style:writing-mode="lr-tb"/>
    </style:style>
    <style:style style:name="gr5" style:family="graphic" style:parent-style-name="Arrow_20_Line">
      <style:graphic-properties draw:textarea-vertical-align="middle" draw:line-distance="0.578cm" draw:end-guide="0.042cm"/>
      <style:paragraph-properties style:writing-mode="lr-tb"/>
    </style:style>
    <style:style style:name="gr6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3.4cm" fo:min-width="6.25cm" fo:padding-top="0.175cm" fo:padding-bottom="0.175cm" fo:padding-left="0.3cm" fo:padding-right="0.3cm" style:protect="size"/>
    </style:style>
    <style:style style:name="gr7" style:family="graphic" style:parent-style-name="Arrow_20_Line" style:list-style-name="L1">
      <style:graphic-properties draw:textarea-vertical-align="middle" draw:line-distance="1.156cm" draw:placing="below"/>
      <style:paragraph-properties style:writing-mode="lr-tb"/>
    </style:style>
    <style:style style:name="gr8" style:family="graphic" style:parent-style-name="Arrow_20_Line">
      <style:graphic-properties draw:textarea-vertical-align="middle" draw:line-distance="1.271cm" draw:end-guide="-0.001cm" draw:placing="below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0" style:family="graphic" style:parent-style-name="standard">
      <style:graphic-properties svg:stroke-width="0.081cm" svg:stroke-color="#ff0000" draw:marker-start-width="0.321cm" draw:marker-end-width="0.321cm" draw:fill-color="#fffff0" draw:textarea-horizontal-align="justify" draw:textarea-vertical-align="middle" draw:auto-grow-height="false" fo:min-height="0.091cm" fo:min-width="0cm" fo:padding-top="0.165cm" fo:padding-bottom="0.165cm" fo:padding-left="0.29cm" fo:padding-right="0.29cm"/>
      <style:paragraph-properties style:writing-mode="lr-tb"/>
    </style:style>
    <style:style style:name="gr11" style:family="graphic" style:parent-style-name="standard">
      <style:graphic-properties svg:stroke-width="0.1cm" svg:stroke-color="#1423e8" draw:marker-start-width="0.35cm" draw:marker-end-width="0.35cm" draw:fill="none" draw:textarea-horizontal-align="justify" draw:textarea-vertical-align="middle" draw:auto-grow-height="false" fo:min-height="1.734cm" fo:min-width="5.055cm" fo:padding-top="0.175cm" fo:padding-bottom="0.175cm" fo:padding-left="0.3cm" fo:padding-right="0.3cm"/>
    </style:style>
    <style:style style:name="gr12" style:family="graphic" style:parent-style-name="Arrow_20_Line">
      <style:graphic-properties draw:textarea-vertical-align="middle" draw:line-distance="1.122cm" draw:end-guide="0.042cm" draw:placing="below"/>
      <style:paragraph-properties style:writing-mode="lr-tb"/>
    </style:style>
    <style:style style:name="gr13" style:family="graphic" style:parent-style-name="Arrow_20_Line" style:list-style-name="L1">
      <style:graphic-properties draw:textarea-vertical-align="middle" draw:line-distance="1.387cm" draw:end-guide="1.549cm" draw:placing="below"/>
      <style:paragraph-properties style:writing-mode="lr-tb"/>
    </style:style>
    <style:style style:name="gr14" style:family="graphic" style:parent-style-name="Arrow_20_Line" style:list-style-name="L1">
      <style:graphic-properties draw:textarea-vertical-align="middle" draw:line-distance="4.206cm"/>
      <style:paragraph-properties style:writing-mode="lr-tb"/>
    </style:style>
    <style:style style:name="gr15" style:family="graphic" style:parent-style-name="standard">
      <style:graphic-properties svg:stroke-color="#ff0000" draw:fill="none" draw:textarea-horizontal-align="justify" draw:textarea-vertical-align="middle" draw:auto-grow-height="false" fo:min-height="7.45cm" fo:min-width="13.2cm" style:protect="size"/>
    </style:style>
    <style:style style:name="gr16" style:family="graphic" style:parent-style-name="standard">
      <style:graphic-properties svg:stroke-color="#ff0000" draw:fill="none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svg:stroke-color="#ff0000" draw:fill="none" draw:textarea-horizontal-align="justify" draw:textarea-vertical-align="middle" draw:auto-grow-height="false" fo:min-height="0.083cm" fo:min-width="0cm"/>
    </style:style>
    <style:style style:name="gr18" style:family="graphic" style:parent-style-name="standard">
      <style:graphic-properties svg:stroke-color="#ff0000" draw:fill="none" draw:textarea-horizontal-align="justify" draw:textarea-vertical-align="middle" draw:auto-grow-height="false" fo:min-height="4.538cm" fo:min-width="2.77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text-align="center" style:writing-mode="lr-tb"/>
      <style:text-properties fo:font-size="6pt" fo:font-weight="bold" style:font-size-asian="10pt" style:font-size-complex="10pt"/>
    </style:style>
    <style:style style:name="P10" style:family="paragraph">
      <loext:graphic-properties draw:fill-color="#fffff0"/>
      <style:paragraph-properties fo:text-align="center" style:writing-mode="lr-tb"/>
      <style:text-properties fo:font-size="6pt" fo:font-weight="bold" style:font-size-asian="10pt" style:font-size-complex="1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6pt" fo:font-weight="bold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317cm" svg:height="23.304cm" draw:transform="rotate (1.5707963267949) translate (2.494cm 20cm)">
          <draw:image xlink:href="Pictures/10000000000001F000000277A0D97612B4472CD9.png" xlink:type="simple" xlink:show="embed" xlink:actuate="onLoad" draw:mime-type="image/png">
            <text:p/>
          </draw:image>
        </draw:frame>
        <draw:measure draw:style-name="gr2" draw:text-style-name="P2" draw:layer="measurelines" svg:x1="25.033cm" svg:y1="2.138cm" svg:x2="25.136cm" svg:y2="19.412cm">
          <text:p text:style-name="P2"><text:span text:style-name="T1"><text:measure text:kind="gap"/></text:span><text:span text:style-name="T1"><text:measure text:kind="value">173</text:measure></text:span><text:span text:style-name="T1"><text:s/></text:span><text:span text:style-name="T1"><text:measure text:kind="unit">mm</text:measure></text:span><text:span text:style-name="T1"><text:measure text:kind="gap"/></text:span></text:p>
        </draw:measure>
        <draw:measure draw:style-name="gr3" draw:text-style-name="P4" draw:layer="measurelines" svg:x1="2.773cm" svg:y1="2.137cm" svg:x2="25.289cm" svg:y2="2.188cm">
          <text:p text:style-name="P3"><text:span text:style-name="T1"><text:measure text:kind="gap"/></text:span><text:span text:style-name="T1"><text:measure text:kind="value">225</text:measure></text:span><text:span text:style-name="T1"><text:s/></text:span><text:span text:style-name="T1"><text:measure text:kind="unit">mm</text:measure></text:span><text:span text:style-name="T1"><text:measure text:kind="gap"/></text:span></text:p>
        </draw:measure>
      </draw:page>
      <draw:page draw:name="page2" draw:style-name="dp1" draw:master-page-name="Default">
        <draw:frame draw:style-name="gr1" draw:text-style-name="P1" draw:layer="layout" svg:width="6.984cm" svg:height="4.987cm" draw:transform="rotate (0.0242600766027212) translate (3.408cm 6.042cm)">
          <draw:image xlink:href="Pictures/100000000000025A000001AEEF87B8C931C977F4.png" xlink:type="simple" xlink:show="embed" xlink:actuate="onLoad" draw:mime-type="image/png">
            <text:p/>
          </draw:image>
        </draw:frame>
        <draw:measure draw:style-name="gr4" draw:text-style-name="P5" draw:layer="measurelines" svg:x1="25.033cm" svg:y1="2.138cm" svg:x2="25.136cm" svg:y2="19.412cm">
          <text:p text:style-name="P5"><text:span text:style-name="T2"><text:measure text:kind="gap"/></text:span><text:span text:style-name="T2"><text:measure text:kind="value">173</text:measure></text:span><text:span text:style-name="T2"><text:s/></text:span><text:span text:style-name="T2"><text:measure text:kind="unit">mm</text:measure></text:span><text:span text:style-name="T2"><text:measure text:kind="gap"/></text:span></text:p>
        </draw:measure>
        <draw:measure draw:style-name="gr5" draw:text-style-name="P6" draw:layer="measurelines" svg:x1="3.752cm" svg:y1="6.71cm" svg:x2="10.463cm" svg:y2="6.662cm">
          <text:p text:style-name="P6"><text:span text:style-name="T2"><text:measure text:kind="gap"/></text:span><text:span text:style-name="T2"><text:measure text:kind="value">67</text:measure></text:span><text:span text:style-name="T2"><text:s/></text:span><text:span text:style-name="T2"><text:measure text:kind="unit">mm</text:measure></text:span><text:span text:style-name="T2"><text:measure text:kind="gap"/></text:span></text:p>
        </draw:measure>
        <draw:custom-shape draw:style-name="gr6" draw:text-style-name="P1" draw:layer="layout" svg:width="6.75cm" svg:height="3.75cm" svg:x="3.704cm" svg:y="6.686cm">
          <text:p/>
          <draw:enhanced-geometry svg:viewBox="0 0 21600 21600" draw:type="rectangle" draw:enhanced-path="M 0 0 L 21600 0 21600 21600 0 21600 0 0 Z N"/>
        </draw:custom-shape>
        <draw:measure draw:style-name="gr7" draw:text-style-name="P2" draw:layer="measurelines" svg:x1="3.589cm" svg:y1="6.664cm" svg:x2="3.589cm" svg:y2="7.574cm">
          <text:p text:style-name="P2"><text:span text:style-name="T1"><text:measure text:kind="gap"/></text:span><text:span text:style-name="T1"><text:measure text:kind="value">9</text:measure></text:span><text:span text:style-name="T1"><text:s/></text:span><text:span text:style-name="T1"><text:measure text:kind="unit">mm</text:measure></text:span><text:span text:style-name="T1"><text:measure text:kind="gap"/></text:span></text:p>
        </draw:measure>
        <draw:measure draw:style-name="gr8" draw:text-style-name="P6" draw:layer="measurelines" svg:x1="9.688cm" svg:y1="9.538cm" svg:x2="10.186cm" svg:y2="9.525cm">
          <text:p text:style-name="P6"><text:span text:style-name="T2"><text:measure text:kind="gap"/></text:span><text:span text:style-name="T2"><text:measure text:kind="value">5</text:measure></text:span><text:span text:style-name="T2"><text:s/></text:span><text:span text:style-name="T2"><text:measure text:kind="unit">mm</text:measure></text:span><text:span text:style-name="T2"><text:measure text:kind="gap"/></text:span></text:p>
        </draw:measure>
        <draw:frame draw:style-name="gr9" draw:text-style-name="P8" draw:layer="layout" svg:width="8.432cm" svg:height="1.673cm" svg:x="2.337cm" svg:y="12.939cm">
          <draw:text-box>
            <text:p>(18,10) (18,60)</text:p>
            <text:p text:style-name="P7">(18,120) (120,60)</text:p>
          </draw:text-box>
        </draw:frame>
        <draw:frame draw:style-name="gr1" draw:text-style-name="P1" draw:layer="layout" svg:width="1.288cm" svg:height="1.261cm" draw:transform="rotate (1.56608393781451) translate (11.284cm 12.311cm)">
          <draw:image xlink:href="Pictures/100000000000011B00000115EC55DDE07FB7F54D.png" xlink:type="simple" xlink:show="embed" xlink:actuate="onLoad" draw:mime-type="image/png">
            <text:p/>
          </draw:image>
        </draw:frame>
        <draw:custom-shape draw:style-name="gr10" draw:text-style-name="P10" draw:layer="layout" svg:width="0.662cm" svg:height="0.595cm" svg:x="10.699cm" svg:y="10.501cm">
          <text:p text:style-name="P9"><text:span text:style-name="T3">T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0.662cm" svg:height="0.595cm" svg:x="10.666cm" svg:y="6.433cm">
          <text:p text:style-name="P9"><text:span text:style-name="T3">B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0.662cm" svg:height="0.595cm" svg:x="2.596cm" svg:y="10.865cm">
          <text:p text:style-name="P9"><text:span text:style-name="T3">T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0.662cm" svg:height="0.595cm" svg:x="2.662cm" svg:y="6.02cm">
          <text:p text:style-name="P9"><text:span text:style-name="T3">B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5.655cm" svg:height="2.084cm" svg:x="4.151cm" svg:y="7.557cm">
          <text:p/>
          <draw:enhanced-geometry svg:viewBox="0 0 21600 21600" draw:type="rectangle" draw:enhanced-path="M 0 0 L 21600 0 21600 21600 0 21600 0 0 Z N"/>
        </draw:custom-shape>
        <draw:measure draw:style-name="gr12" draw:text-style-name="P6" draw:layer="layout" svg:x1="4.167cm" svg:y1="10.6cm" svg:x2="10.154cm" svg:y2="10.55cm">
          <text:p text:style-name="P6"><text:span text:style-name="T2"><text:measure text:kind="gap"/></text:span><text:span text:style-name="T2"><text:measure text:kind="value">60</text:measure></text:span><text:span text:style-name="T2"><text:s/></text:span><text:span text:style-name="T2"><text:measure text:kind="unit">mm</text:measure></text:span><text:span text:style-name="T2"><text:measure text:kind="gap"/></text:span></text:p>
        </draw:measure>
        <draw:measure draw:style-name="gr13" draw:text-style-name="P2" draw:layer="measurelines" svg:x1="11.427cm" svg:y1="10.567cm" svg:x2="11.417cm" svg:y2="9.644cm">
          <text:p text:style-name="P2"><text:span text:style-name="T1"><text:measure text:kind="gap"/></text:span><text:span text:style-name="T1"><text:measure text:kind="value">9</text:measure></text:span><text:span text:style-name="T1"><text:s/></text:span><text:span text:style-name="T1"><text:measure text:kind="unit">mm</text:measure></text:span><text:span text:style-name="T1"><text:measure text:kind="gap"/></text:span></text:p>
        </draw:measure>
        <draw:measure draw:style-name="gr14" draw:text-style-name="P2" draw:layer="measurelines" svg:x1="9.843cm" svg:y1="7.567cm" svg:x2="9.869cm" svg:y2="10.437cm">
          <text:p text:style-name="P2"><text:span text:style-name="T1"><text:measure text:kind="gap"/></text:span><text:span text:style-name="T1"><text:measure text:kind="value">29</text:measure></text:span><text:span text:style-name="T1"><text:s/></text:span><text:span text:style-name="T1"><text:measure text:kind="unit">mm</text:measure></text:span><text:span text:style-name="T1"><text:measure text:kind="gap"/></text:span></text:p>
        </draw:measure>
        <draw:frame draw:style-name="gr1" draw:text-style-name="P1" draw:layer="layout" svg:width="12.156cm" svg:height="13.492cm" svg:x="15.615cm" svg:y="2.982cm">
          <draw:image xlink:href="Pictures/10000000000002D800000328546EB2C9698C6A0F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frame draw:style-name="gr1" draw:text-style-name="P1" draw:layer="layout" svg:width="8.065cm" svg:height="14.191cm" draw:transform="rotate (1.5707963267949) translate (5.372cm 14.344cm)">
          <draw:image xlink:href="Pictures/10000000000000E40000018ECA8C70EE8D77F277.png" xlink:type="simple" xlink:show="embed" xlink:actuate="onLoad" draw:mime-type="image/png">
            <text:p/>
          </draw:image>
        </draw:frame>
        <draw:custom-shape draw:style-name="gr15" draw:text-style-name="P1" draw:layer="world" svg:width="13.7cm" svg:height="7.7cm" svg:x="5.613cm" svg:y="6.42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.038cm" svg:height="5.586cm" svg:x="20.355cm" svg:y="7.405cm">
          <draw:image xlink:href="Pictures/10000000000001B9000001E99D45258AA2DEAA0C.png" xlink:type="simple" xlink:show="embed" xlink:actuate="onLoad" draw:mime-type="image/png">
            <text:p/>
          </draw:image>
        </draw:frame>
        <draw:custom-shape draw:style-name="gr16" draw:text-style-name="P1" draw:layer="layout" svg:width="0.361cm" svg:height="0.337cm" svg:x="20.854cm" svg:y="6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481cm" svg:height="0.469cm" svg:x="22.634cm" svg:y="9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481cm" svg:height="0.469cm" svg:x="22.634cm" svg:y="7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481cm" svg:height="0.469cm" svg:x="22.622cm" svg:y="11.9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164cm" svg:height="0.168cm" svg:x="23.696cm" svg:y="11.8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3.277cm" svg:height="4.788cm" svg:x="21.269cm" svg:y="7.75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17" draw:text-style-name="P1" draw:layer="layout" svg:width="0.481cm" svg:height="0.469cm" svg:x="22.634cm" svg:y="9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481cm" svg:height="0.469cm" svg:x="22.634cm" svg:y="7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481cm" svg:height="0.469cm" svg:x="22.622cm" svg:y="11.9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164cm" svg:height="0.168cm" svg:x="23.696cm" svg:y="11.8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3.277cm" svg:height="4.788cm" svg:x="21.269cm" svg:y="7.7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 draw:decimal-places="0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world" draw:protected="true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16T19:29:22.690000000</meta:creation-date>
    <dc:date>2022-07-26T13:07:49.497000000</dc:date>
    <meta:editing-duration>PT5H2M2S</meta:editing-duration>
    <meta:editing-cycles>8</meta:editing-cycles>
    <meta:generator>LibreOffice/7.2.0.4$Windows_X86_64 LibreOffice_project/9a9c6381e3f7a62afc1329bd359cc48accb6435b</meta:generator>
    <meta:print-date>2022-07-26T12:48:23.691000000</meta:print-date>
    <meta:document-statistic meta:object-count="34"/>
  </office:meta>
</office:document-meta>
</file>